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project's purpose was to create application for mobile devices, implementing elements of augmented reality in it, to present on camera's view informations provided by users that would be stored in Cloud. Augmented reality framework Wikitude was used to implement client's Apache Cordova application, along with HTML5 and jQuery, allowing to present data clearly and fluently. Server's side was created useing ASP .NET Web API and implementing patterns: Command Query Responsibility Segregation (CQRS) <text:s/>and Event Sourcing. To store data and host server, Miscrosoft Azure with stundet's account, allowing for limited, but free use of its services were used and <text:s/>MySQL databases were created. Fully functional application was tested on mobile devices with Android sytem installed (JellyBean and higer) and server's side implementation was hosted on Azure. During working on implementation, group used Open-Up to coordinate thier efforts. </text:p>
      <text:p text:style-name="P1"><text:tab/>//WHO_W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zymon Ziewiec</meta:initial-creator>
    <meta:creation-date>2015-12-08T09:43:38.78</meta:creation-date>
    <meta:generator>OpenOffice/4.1.1$Win32 OpenOffice.org_project/411m6$Build-9775</meta:generator>
    <dc:date>2015-12-10T20:23:44.32</dc:date>
    <dc:creator>Szymon Ziewiec</dc:creator>
    <meta:editing-duration>PT12H2M29S</meta:editing-duration>
    <meta:editing-cycles>12</meta:editing-cycles>
    <meta:document-statistic meta:table-count="0" meta:image-count="0" meta:object-count="0" meta:page-count="1" meta:paragraph-count="2" meta:word-count="138" meta:character-count="952"/>
  </office:meta>
</office:document-meta>
</file>